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style:font-name="Liberation Serif" fo:font-size="10pt" style:font-size-asian="10pt" style:font-size-complex="10pt"/>
    </style:style>
    <style:style style:name="P2" style:family="paragraph" style:parent-style-name="List_20_Paragraph" style:list-style-name="WWNum1">
      <style:text-properties style:font-name="Liberation Serif" fo:font-size="10pt" officeooo:paragraph-rsid="000e021a" style:font-size-asian="10pt" style:font-size-complex="10pt"/>
    </style:style>
    <style:style style:name="P3" style:family="paragraph" style:parent-style-name="List_20_Paragraph" style:list-style-name="WWNum1">
      <style:text-properties style:font-name="Liberation Serif" fo:font-size="10pt" officeooo:paragraph-rsid="0009d8c1" style:font-size-asian="10pt" style:font-size-complex="10pt"/>
    </style:style>
    <style:style style:name="P4" style:family="paragraph" style:parent-style-name="List_20_Paragraph" style:list-style-name="WWNum1">
      <style:text-properties style:font-name="Liberation Serif" fo:font-size="10pt" officeooo:paragraph-rsid="000edcc2" style:font-size-asian="10pt" style:font-size-complex="10pt"/>
    </style:style>
    <style:style style:name="P5" style:family="paragraph" style:parent-style-name="List_20_Paragraph" style:list-style-name="WWNum1">
      <style:text-properties style:font-name="Liberation Serif" fo:font-size="10pt" officeooo:paragraph-rsid="00131510" style:font-size-asian="10pt" style:font-size-complex="10pt"/>
    </style:style>
    <style:style style:name="P6" style:family="paragraph" style:parent-style-name="List_20_Paragraph" style:list-style-name="WWNum1">
      <style:text-properties style:font-name="Liberation Serif" fo:font-size="10pt" officeooo:paragraph-rsid="000fd920" style:font-size-asian="10pt" style:font-size-complex="10pt"/>
    </style:style>
    <style:style style:name="P7" style:family="paragraph" style:parent-style-name="List_20_Paragraph" style:list-style-name="WWNum1">
      <style:text-properties style:font-name="Liberation Serif" fo:font-size="10pt" officeooo:paragraph-rsid="000b2cc8" style:font-size-asian="10pt" style:font-size-complex="10pt"/>
    </style:style>
    <style:style style:name="P8" style:family="paragraph" style:parent-style-name="List_20_Paragraph" style:list-style-name="WWNum1">
      <style:text-properties style:font-name="Liberation Serif" fo:font-size="10pt" officeooo:rsid="0021b8f2" officeooo:paragraph-rsid="0021b8f2" style:font-size-asian="10pt" style:font-size-complex="10pt"/>
    </style:style>
    <style:style style:name="P9" style:family="paragraph" style:parent-style-name="List_20_Paragraph" style:list-style-name="WWNum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List_20_Paragraph" style:list-style-name="WWNum1">
      <style:text-properties style:font-name="Liberation Serif" fo:font-size="10pt" fo:font-weight="bold" officeooo:paragraph-rsid="000fd920" style:font-size-asian="10pt" style:font-weight-asian="bold" style:font-size-complex="10pt" style:font-weight-complex="bold"/>
    </style:style>
    <style:style style:name="P11" style:family="paragraph" style:parent-style-name="List_20_Paragraph" style:list-style-name="WWNum1" style:master-page-name="Standard">
      <style:paragraph-properties style:page-number="auto"/>
      <style:text-properties style:font-name="Liberation Serif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a1b6a"/>
    </style:style>
    <style:style style:name="T4" style:family="text">
      <style:text-properties fo:language="en" fo:country="US" officeooo:rsid="000b2cc8"/>
    </style:style>
    <style:style style:name="T5" style:family="text">
      <style:text-properties fo:language="en" fo:country="US" officeooo:rsid="001544de"/>
    </style:style>
    <style:style style:name="T6" style:family="text">
      <style:text-properties fo:color="#000000" fo:font-size="11pt" fo:language="ru" fo:country="RU" fo:font-weight="bold" officeooo:rsid="001634df" style:font-size-asian="11pt" style:font-weight-asian="bold" style:font-size-complex="11pt" style:font-weight-complex="bold"/>
    </style:style>
    <style:style style:name="T7" style:family="text">
      <style:text-properties fo:color="#000000" fo:font-size="11pt" fo:language="ru" fo:country="RU" fo:font-weight="normal" officeooo:rsid="001634df" style:font-size-asian="11pt" style:font-weight-asian="normal" style:font-size-complex="11pt" style:font-weight-complex="normal"/>
    </style:style>
    <style:style style:name="T8" style:family="text">
      <style:text-properties fo:color="#000000" fo:language="ru" fo:country="RU" fo:font-weight="bold" officeooo:rsid="001634df" style:font-weight-asian="bold" style:font-weight-complex="bold"/>
    </style:style>
    <style:style style:name="T9" style:family="text">
      <style:text-properties fo:color="#000000" fo:language="ru" fo:country="RU" fo:font-weight="normal" officeooo:rsid="001634d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b2cc8"/>
    </style:style>
    <style:style style:name="T12" style:family="text">
      <style:text-properties fo:font-size="11pt" fo:language="en" fo:country="US" officeooo:rsid="001544de" style:font-size-asian="11pt" style:font-size-complex="11pt"/>
    </style:style>
    <style:style style:name="T13" style:family="text">
      <style:text-properties fo:font-size="11pt" fo:language="ru" fo:country="RU" officeooo:rsid="001544de" style:font-size-asian="11pt" style:font-size-complex="11pt"/>
    </style:style>
    <style:style style:name="T14" style:family="text">
      <style:text-properties fo:font-size="11pt" fo:language="ru" fo:country="RU" officeooo:rsid="00107cb4" style:font-size-asian="11pt" style:font-size-complex="11pt"/>
    </style:style>
    <style:style style:name="T15" style:family="text">
      <style:text-properties fo:font-size="11pt" fo:language="ru" fo:country="RU" officeooo:rsid="000a1b6a" style:font-size-asian="11pt" style:font-size-complex="11pt"/>
    </style:style>
    <style:style style:name="T16" style:family="text">
      <style:text-properties officeooo:rsid="000b8700"/>
    </style:style>
    <style:style style:name="T17" style:family="text">
      <style:text-properties officeooo:rsid="000d6e0f"/>
    </style:style>
    <style:style style:name="T18" style:family="text">
      <style:text-properties officeooo:rsid="000e021a"/>
    </style:style>
    <style:style style:name="T19" style:family="text">
      <style:text-properties officeooo:rsid="0010ea05"/>
    </style:style>
    <style:style style:name="T20" style:family="text">
      <style:text-properties officeooo:rsid="0011bbf9"/>
    </style:style>
    <style:style style:name="T21" style:family="text">
      <style:text-properties fo:font-variant="normal" fo:text-transform="none" fo:color="#fffcf2" style:font-name="sans-serif" fo:font-size="10.5pt" fo:letter-spacing="normal" fo:font-style="normal" fo:font-weight="normal"/>
    </style:style>
    <style:style style:name="T22" style:family="text">
      <style:text-properties fo:font-variant="normal" fo:text-transform="none" fo:color="#000000" fo:font-size="10.5pt" fo:letter-spacing="normal" fo:font-style="normal" fo:font-weight="normal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22a033"/>
    </style:style>
    <style:style style:name="T24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25" style:family="text">
      <style:text-properties fo:font-variant="normal" fo:text-transform="none" fo:color="#000000" fo:letter-spacing="normal" fo:font-style="normal" fo:font-weight="normal"/>
    </style:style>
    <style:style style:name="T26" style:family="text">
      <style:text-properties fo:font-variant="normal" fo:text-transform="none" fo:color="#000000" fo:letter-spacing="normal" fo:font-style="normal" fo:font-weight="normal" officeooo:rsid="0022a033"/>
    </style:style>
    <style:style style:name="T27" style:family="text">
      <style:text-properties officeooo:rsid="00131510"/>
    </style:style>
    <style:style style:name="T28" style:family="text">
      <style:text-properties officeooo:rsid="0016e6a5"/>
    </style:style>
    <style:style style:name="T29" style:family="text">
      <style:text-properties officeooo:rsid="0018776b"/>
    </style:style>
    <style:style style:name="T30" style:family="text">
      <style:text-properties officeooo:rsid="0018e9ce"/>
    </style:style>
    <style:style style:name="T31" style:family="text">
      <style:text-properties officeooo:rsid="001acf36"/>
    </style:style>
    <style:style style:name="T32" style:family="text">
      <style:text-properties officeooo:rsid="001b7021"/>
    </style:style>
    <style:style style:name="T33" style:family="text">
      <style:text-properties officeooo:rsid="001d6dd2"/>
    </style:style>
    <style:style style:name="T34" style:family="text">
      <style:text-properties officeooo:rsid="001ff10f"/>
    </style:style>
    <style:style style:name="T35" style:family="text">
      <style:text-properties officeooo:rsid="0021b8f2"/>
    </style:style>
    <style:style style:name="T36" style:family="text">
      <style:text-properties officeooo:rsid="00220be1"/>
    </style:style>
    <style:style style:name="T37" style:family="text">
      <style:text-properties officeooo:rsid="0022a033"/>
    </style:style>
    <style:style style:name="T38" style:family="text">
      <style:text-properties fo:language="ru" fo:country="RU" officeooo:rsid="001544de"/>
    </style:style>
    <style:style style:name="T39" style:family="text">
      <style:text-properties fo:language="ru" fo:country="RU" officeooo:rsid="00107cb4"/>
    </style:style>
    <style:style style:name="T40" style:family="text">
      <style:text-properties fo:language="ru" fo:country="RU" officeooo:rsid="000a1b6a"/>
    </style:style>
    <style:style style:name="T41" style:family="text">
      <style:text-properties officeooo:rsid="0023480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4407728" text:style-name="WWNum1">
        <text:list-item>
          <text:p text:style-name="P11"><text:span text:style-name="T10">Внутренний фотоэффект</text:span> — <text:span text:style-name="T33">фотоэффект, протекающий внутри жидкого или твердого тела.</text:span></text:p>
        </text:list-item>
        <text:list-item>
          <text:p text:style-name="P2"><text:span text:style-name="T10">Второе положение СТО</text:span> — <text:span text:style-name="T18">скорость света в вакууме не зависит от скорость движения источника света или наблюдателя и одинакова во всех инерциальных системах.</text:span></text:p>
        </text:list-item>
        <text:list-item>
          <text:p text:style-name="P1"><text:span text:style-name="T10">Второй закон фотоэффекта </text:span>— <text:span text:style-name="T28">максимальная кинетическая энергия фотоэлементов не зависит от интенсивности падающего света и линейно возрастает с частотой света.</text:span></text:p>
        </text:list-item>
        <text:list-item>
          <text:p text:style-name="P1"><text:span text:style-name="T10">Гипотеза Планка</text:span> — <text:span text:style-name="T31">энергия каждой порции излучения пропорциональна частоте. </text:span><text:span text:style-name="T31"><draw:frame draw:style-name="fr1" draw:name="Объект8" text:anchor-type="as-char" svg:y="-0.377cm" svg:width="1.378cm" svg:height="0.467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1"><text:span text:style-name="T10">Давление света</text:span> - <draw:frame draw:style-name="fr1" draw:name="Объект12" text:anchor-type="as-char" svg:y="-0.619cm" svg:width="2.335cm" svg:height="0.998cm" draw:z-index="10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Объект13" text:anchor-type="as-char" svg:y="-0.215cm" svg:width="0.482cm" svg:height="0.242cm" draw:z-index="11"><draw:object xlink:href="./Object 13" xlink:type="simple" xlink:show="embed" xlink:actuate="onLoad"/><draw:image xlink:href="./ObjectReplacements/Object 13" xlink:type="simple" xlink:show="embed" xlink:actuate="onLoad"/></draw:frame>- <text:span text:style-name="T35">коэффициент отражения.</text:span></text:p>
        </text:list-item>
        <text:list-item>
          <text:p text:style-name="P3"><text:span text:style-name="T10">Дисперсия</text:span> <text:span text:style-name="T5">— зависимость показателя преломления света от частоты колебаний (или длины волны).</text:span></text:p>
        </text:list-item>
        <text:list-item>
          <text:p text:style-name="P1"><text:span text:style-name="T10">Дифракционная решетка</text:span><text:span text:style-name="T1"> – </text:span><text:span text:style-name="T4">совокупность большого числа очень узких щелей, разделенных непрозрачными промежутками.</text:span></text:p>
        </text:list-item>
        <text:list-item>
          <text:p text:style-name="P3"><text:span text:style-name="T10">Дифракция</text:span><text:span text:style-name="T8"> — </text:span><text:span text:style-name="T9">отклонение от прямолинейного распространения волн, огибание волнами препятствий.</text:span></text:p>
        </text:list-item>
        <text:list-item>
          <text:p text:style-name="P3"><text:span text:style-name="T10">Дифракция Фраунгофера</text:span><text:span text:style-name="T38"> — дифракция плоских волн.</text:span></text:p>
        </text:list-item>
        <text:list-item>
          <text:p text:style-name="P3"><text:span text:style-name="T10">Дифракция Френеля</text:span><text:span text:style-name="T38"> — дифракция сферических волн.</text:span></text:p>
        </text:list-item>
        <text:list-item>
          <text:p text:style-name="P1"><text:span text:style-name="T10">Закон Малюса</text:span> — интенсивность плоскополяризованного света в результате прохождения плоскополяризующего фильтра падает пропорционально квадрату косинуса угла между плоскостями поляризации входящего света и фильтра.<draw:frame draw:style-name="fr1" draw:name="Объект14" text:anchor-type="as-char" svg:y="-0.437cm" svg:width="2.148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4"><text:span text:style-name="T10">Закон сложения скоростей в СТО</text:span> <draw:frame draw:style-name="fr1" draw:name="Объект5" text:anchor-type="as-char" svg:y="-0.619cm" svg:width="1.9cm" svg:height="1.321cm" draw:z-index="12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"><text:span text:style-name="T10">Запирающие напряжение</text:span> — <text:span text:style-name="T30">напряжение на электроде, при котором ни один вырванный светом электрон не достигает второго электрода.</text:span></text:p>
        </text:list-item>
        <text:list-item>
          <text:p text:style-name="P1"><text:span text:style-name="T10">Импульс фотона</text:span> - <draw:frame draw:style-name="fr1" draw:name="Объект11" text:anchor-type="as-char" svg:y="-0.453cm" svg:width="2.671cm" svg:height="0.665cm" draw:z-index="9"><draw:object xlink:href="./Object 11" xlink:type="simple" xlink:show="embed" xlink:actuate="onLoad"/><draw:image xlink:href="./ObjectReplacements/Object 11" xlink:type="simple" xlink:show="embed" xlink:actuate="onLoad"/></draw:frame>, <text:span text:style-name="T34">направлен по световому лучу.</text:span></text:p>
        </text:list-item>
        <text:list-item>
          <text:p text:style-name="P3"><text:span text:style-name="T10">Интерференция</text:span><text:span text:style-name="T39">— перераспределение интенсивности света в результате наложения нескольких </text:span><text:span text:style-name="T40">когерентных (с равной частотой и постоянной разностью хода) </text:span><text:span text:style-name="T39">световых волн. </text:span></text:p>
        </text:list-item>
        <text:list-item>
          <text:p text:style-name="P1"><text:span text:style-name="T10">Инфракрасной излучение</text:span> — <text:span text:style-name="T19">электромагнитные волны, вызывающие нагрев. (длина волны больше красного света, т. е. &gt; 1 мкм)</text:span></text:p>
        </text:list-item>
        <text:list-item>
          <text:p text:style-name="P1"><text:span text:style-name="T10">Квант</text:span> — <text:span text:style-name="T20">минимальная порция энергии.</text:span></text:p>
        </text:list-item>
        <text:list-item>
          <text:p text:style-name="P1"><text:span text:style-name="T10">Красная граница</text:span> — <text:span text:style-name="T20">минимальная частота, при которой фотоэффект еще возможен.</text:span><text:span text:style-name="T20"><draw:frame draw:style-name="fr1" draw:name="Объект9" text:anchor-type="as-char" svg:y="-0.448cm" svg:width="1.663cm" svg:height="0.619cm" draw:z-index="7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1"><text:span text:style-name="T10">Масса фотона</text:span> - <draw:frame draw:style-name="fr1" draw:name="Объект10" text:anchor-type="as-char" svg:y="-0.453cm" svg:width="1.265cm" svg:height="0.706cm" draw:z-index="8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9">Опыт Лебедева </text:p>
          <text:p text:style-name="P8">Легкий стержень на стеклянной нити, по краям которого были приклеены легкие крылышки, помещается в вакуумный сосуд. Свет, падая только на одну сторону от стержня, заставляет его вращаться.</text:p>
          <text:p text:style-name="P8">По углу закручивания нити можно судить о величине давления.</text:p>
        </text:list-item>
        <text:list-item>
          <text:p text:style-name="P1"><text:span text:style-name="T10">Опыт Майкельсона</text:span> — <text:span text:style-name="T37">опыт, исследующий зависимость скорости распространения света относительно направления.</text:span></text:p>
        </text:list-item>
        <text:list-item>
          <text:p text:style-name="P1">Парадокс близнецов с объяснением</text:p>
        </text:list-item>
        <text:list-item>
          <text:p text:style-name="P1">Парадокс шеста и сарая с объяснением</text:p>
        </text:list-item>
        <text:list-item>
          <text:p text:style-name="P1"><text:span text:style-name="T10">Первое положение СТО</text:span> — <text:span text:style-name="T18">все законы природы инвариантны по отношению к переходу от одной инерциальной системы к другой.</text:span></text:p>
        </text:list-item>
        <text:list-item>
          <text:p text:style-name="P1"><text:span text:style-name="T10">Первый закона фотоэффекта</text:span> — <text:span text:style-name="T29">количество электронов, выбиваемых светом с поверхности металла за секунду, пропорционально количеству поглощаемой энергии.</text:span></text:p>
        </text:list-item>
        <text:list-item>
          <text:p text:style-name="P1"><text:span text:style-name="T10">Период дифракционной решетки </text:span>— <text:span text:style-name="T11">сумма ширины прозрачных и непрозрачных промежутков.</text:span></text:p>
        </text:list-item>
        <text:list-item>
          <text:p text:style-name="P1"><text:span text:style-name="T10">Поляризация</text:span> — <text:span text:style-name="T16">явление колебания волны только в одной плоскости.</text:span></text:p>
        </text:list-item>
        <text:list-item>
          <text:p text:style-name="P9">Преобразования Лоренца</text:p>
          <text:p text:style-name="P1"><draw:frame draw:style-name="fr1" draw:name="Объект4" text:anchor-type="as-char" svg:y="-1.21cm" svg:width="7.781cm" svg:height="1.829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"><text:span text:style-name="T10">Принцип Ферма</text:span> - <text:span text:style-name="T37">л</text:span><text:span text:style-name="T25">уч света двигается из начальной точки в конечную точку по пути, минимизирующему время движения </text:span><text:span text:style-name="T26">(оптическую длину пути).</text:span></text:p>
        </text:list-item>
        <text:list-item>
          <text:p text:style-name="P1"><text:span text:style-name="T10">Пятно Араго – Пуассона</text:span> — яркое пятно, возникающее за непрозрачным телом, освещённым направленным пучком света, в его области геометрической тени.</text:p>
        </text:list-item>
        <text:list-item>
          <text:p text:style-name="P1"><text:span text:style-name="T10">Работа выхода</text:span> — <text:span text:style-name="T32">работа, которую нужно совершить, для извлечения электрона из металла, и на сообщение ему кинетической энергии.</text:span></text:p>
        </text:list-item>
        <text:list-item>
          <text:p text:style-name="P5"><text:span text:style-name="T10">Рентгеновское излучение</text:span> — <text:span text:style-name="T27">электромагнитные волны с длиной волны от примерно 10 нм до 0.01 нм.</text:span></text:p>
        </text:list-item>
        <text:list-item>
          <text:p text:style-name="P10">Связь между массой и энергией</text:p>
          <text:p text:style-name="P6"><text:s/><draw:frame draw:style-name="fr1" draw:name="Объект6" text:anchor-type="as-char" svg:y="-0.743cm" svg:width="2.051cm" svg:height="1.462cm" draw:z-index="4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"><text:span text:style-name="T10">Спектр</text:span> — распределение интенсивности электромагнитного излучения по частотам или по длинам волн.</text:p>
        </text:list-item>
        <text:list-item>
          <text:p text:style-name="P1"><text:soft-page-break/><text:span text:style-name="T10">Ток насыщения</text:span> — <text:span text:style-name="T30">максимальное значение силы тока при увеличении разности потенциалов на электродах, один из которых освещается.</text:span></text:p>
        </text:list-item>
        <text:list-item>
          <text:p text:style-name="P1"><text:span text:style-name="T10">Третий закон фотоэффекта</text:span> — <text:span text:style-name="T28">для любого вещества существует красная граница, то есть минимальная частота, при которой фотоэффект еще возможен.</text:span></text:p>
        </text:list-item>
        <text:list-item>
          <text:p text:style-name="P1"><text:span text:style-name="T10">Угол Брюстера</text:span> - <draw:frame draw:style-name="fr1" draw:name="Объект2" text:anchor-type="as-char" svg:y="-0.494cm" svg:width="1.496cm" svg:height="0.746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7">при таком</text:span><text:span text:style-name="T17"><draw:frame draw:style-name="fr1" draw:name="Объект3" text:anchor-type="as-char" svg:y="-0.213cm" svg:width="0.471cm" svg:height="0.31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7">свет отражающийся от границы двух сред будет полностью поляризован.</text:span></text:p>
        </text:list-item>
        <text:list-item>
          <text:p text:style-name="P1"><text:span text:style-name="T10">Ультрафиолетовая катастрофа</text:span> — <text:span text:style-name="T25">парадокс классической физики, состоящий в том, что полная мощность теплового излучения любого нагретого тела должна быть бесконечной. </text:span></text:p>
        </text:list-item>
        <text:list-item>
          <text:p text:style-name="P1"><text:span text:style-name="T10">Ультрафиолетовое излучение </text:span>— <text:span text:style-name="T19">электромагнитные волны с длиной волны меньшей, чем у фиолетового света. (&lt; 100 нм)</text:span></text:p>
        </text:list-item>
        <text:list-item>
          <text:p text:style-name="P1"><text:span text:style-name="T10">Уравнение фотоэффекта</text:span> - <draw:frame draw:style-name="fr1" draw:name="Объект7" text:anchor-type="as-char" svg:y="-0.534cm" svg:width="2.701cm" svg:height="0.746cm" draw:z-index="5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7"><text:span text:style-name="T10">Условие максимума интерференции</text:span> —<text:span text:style-name="T11"> </text:span><text:span text:style-name="T3">разность хода равна целому числу длин волн.</text:span></text:p>
        </text:list-item>
        <text:list-item>
          <text:p text:style-name="P1"><text:span text:style-name="T10">Условие минимума интерференции</text:span><text:span text:style-name="T1"> – </text:span><text:span text:style-name="T3">разность хода равна полуцелому числу длин </text:span><text:span text:style-name="T4">в</text:span><text:span text:style-name="T3">олн.</text:span></text:p>
        </text:list-item>
        <text:list-item>
          <text:p text:style-name="P1"><text:span text:style-name="T10">Условие существования интерференции</text:span><text:span text:style-name="T2"> </text:span><text:span text:style-name="T1">– </text:span><text:span text:style-name="T4">волны должны быть когерентными, то есть с равной частотой и постоянной разностью хода.</text:span></text:p>
        </text:list-item>
        <text:list-item>
          <text:p text:style-name="P1"><text:span text:style-name="T10">Формула дифракционной решетки</text:span> - <draw:frame draw:style-name="fr1" draw:name="Объект1" text:anchor-type="as-char" svg:y="-0.377cm" svg:width="2.191cm" svg:height="0.483cm" draw:z-index="0"><draw:object xlink:href="./Object 1" xlink:type="simple" xlink:show="embed" xlink:actuate="onLoad"/><draw:image xlink:href="./ObjectReplacements/Object 1" xlink:type="simple" xlink:show="embed" xlink:actuate="onLoad"/></draw:frame>- <text:span text:style-name="T16">положение равных максимумов.</text:span></text:p>
        </text:list-item>
        <text:list-item>
          <text:p text:style-name="P1"><text:span text:style-name="T10">Фотон</text:span> — <text:span text:style-name="T20">квант электромагнитного поля, световая частица.</text:span></text:p>
        </text:list-item>
        <text:list-item>
          <text:p text:style-name="P1"><text:span text:style-name="T10">Эффект Комптона</text:span><text:bookmark text:name="_GoBack"/> — <text:span text:style-name="T19">неупругое рассеивание фотонов на свободные электроны сопровождается изменением частоты, так как часть энергии передается электронам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66cm" fo:margin-bottom="0.743cm" fo:margin-left="0.365cm" fo:margin-right="0.87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3</meta:editing-cycles>
    <meta:creation-date>2019-03-04T09:14:00</meta:creation-date>
    <dc:date>2019-03-19T18:02:28.728598063</dc:date>
    <meta:editing-duration>PT1H26M44S</meta:editing-duration>
    <meta:generator>LibreOffice/6.0.7.3$Linux_X86_64 LibreOffice_project/00m0$Build-3</meta:generator>
    <meta:document-statistic meta:table-count="0" meta:image-count="0" meta:object-count="14" meta:page-count="2" meta:paragraph-count="50" meta:word-count="598" meta:character-count="4545" meta:non-whitespace-character-count="4000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C1AC633.dotm" xlink:href=""/>
  </office:meta>
</office:document-meta>
</file>

<file path=Object 1/content.xml><?xml version="1.0" encoding="utf-8"?>
<math xmlns="http://www.w3.org/1998/Math/MathML" display="block">
  <semantics>
    <mrow>
      <mi>d</mi>
      <mi>sin</mi>
      <mrow>
        <mi>φ</mi>
        <mo stretchy="false">=</mo>
        <mi>k</mi>
      </mrow>
      <mi>λ</mi>
    </mrow>
    <annotation encoding="StarMath 5.0">d sin %varphi = k%lambda</annotation>
  </semantics>
</math>
</file>

<file path=Object 10/content.xml><?xml version="1.0" encoding="utf-8"?>
<math xmlns="http://www.w3.org/1998/Math/MathML" display="block">
  <semantics>
    <mrow>
      <mi>m</mi>
      <mo stretchy="false">=</mo>
      <mstyle mathsize="8pt">
        <mfrac>
          <mrow>
            <mi>h</mi>
            <mi>ν</mi>
          </mrow>
          <msup>
            <mi>c</mi>
            <mn>2</mn>
          </msup>
        </mfrac>
      </mstyle>
    </mrow>
    <annotation encoding="StarMath 5.0">m = size 8{ {h%nu} over c^2  }</annotation>
  </semantics>
</math>
</file>

<file path=Object 11/content.xml><?xml version="1.0" encoding="utf-8"?>
<math xmlns="http://www.w3.org/1998/Math/MathML" display="block">
  <semantics>
    <mrow>
      <mi>p</mi>
      <mo stretchy="false">=</mo>
      <mi mathvariant="italic">mc</mi>
      <mo stretchy="false">=</mo>
      <mstyle mathsize="8pt">
        <mfrac>
          <mrow>
            <mi>h</mi>
            <mi>ν</mi>
          </mrow>
          <mi>c</mi>
        </mfrac>
      </mstyle>
      <mo stretchy="false">=</mo>
      <mstyle mathsize="8pt">
        <mfrac>
          <mi>h</mi>
          <mi>λ</mi>
        </mfrac>
      </mstyle>
    </mrow>
    <annotation encoding="StarMath 5.0">p =mc = size 8{ {h%nu}over c } = size 8{ h over %lambda}</annotation>
  </semantics>
</math>
</file>

<file path=Object 12/content.xml><?xml version="1.0" encoding="utf-8"?>
<math xmlns="http://www.w3.org/1998/Math/MathML" display="block">
  <semantics>
    <mrow>
      <mrow>
        <mi>p</mi>
        <mo stretchy="false">=</mo>
        <mfrac>
          <mi>E</mi>
          <mi>c</mi>
        </mfrac>
      </mrow>
      <mrow>
        <mo fence="true" stretchy="false">(</mo>
        <mrow>
          <mrow>
            <mn>1</mn>
            <mo stretchy="false">+</mo>
            <mi>α</mi>
          </mrow>
        </mrow>
        <mo fence="true" stretchy="false">)</mo>
      </mrow>
    </mrow>
    <annotation encoding="StarMath 5.0">p = E over c ( 1 + %alpha )</annotation>
  </semantics>
</math>
</file>

<file path=Object 13/content.xml><?xml version="1.0" encoding="utf-8"?>
<math xmlns="http://www.w3.org/1998/Math/MathML" display="block">
  <semantics>
    <mi>α</mi>
    <annotation encoding="StarMath 5.0">%alpha</annotation>
  </semantics>
</math>
</file>

<file path=Object 14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sup>
        <mi>cos</mi>
        <mn>2</mn>
      </msup>
      <mi>φ</mi>
    </mrow>
    <annotation encoding="StarMath 5.0">I = I_0 cos^2 %varphi</annotation>
  </semantics>
</math>
</file>

<file path=Object 2/content.xml><?xml version="1.0" encoding="utf-8"?>
<math xmlns="http://www.w3.org/1998/Math/MathML" display="block">
  <semantics>
    <mrow>
      <mi mathvariant="italic">tg</mi>
      <mrow>
        <mi>φ</mi>
        <mo stretchy="false">=</mo>
        <mstyle mathsize="8pt">
          <mfrac>
            <msub>
              <mi>n</mi>
              <mn>2</mn>
            </msub>
            <msub>
              <mi>n</mi>
              <mn>1</mn>
            </msub>
          </mfrac>
        </mstyle>
      </mrow>
    </mrow>
    <annotation encoding="StarMath 5.0">tg %varphi = size 8 {n_2 over n_1}</annotation>
  </semantics>
</math>
</file>

<file path=Object 3/content.xml><?xml version="1.0" encoding="utf-8"?>
<math xmlns="http://www.w3.org/1998/Math/MathML" display="block">
  <semantics>
    <mi>φ</mi>
    <annotation encoding="StarMath 5.0">%varphi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frac>
          <mrow>
            <mi>x</mi>
            <mrow>
              <mi>'</mi>
              <mo stretchy="false">+</mo>
              <mi mathvariant="italic">vt</mi>
            </mrow>
            <mi>'</mi>
          </mrow>
          <msqrt>
            <mrow>
              <mstyle mathsize="8pt">
                <mn>1</mn>
              </mstyle>
              <mo stretchy="false">−</mo>
              <mstyle mathsize="7pt">
                <mfrac>
                  <msup>
                    <mi>v</mi>
                    <mn>2</mn>
                  </msup>
                  <msup>
                    <mi>c</mi>
                    <mn>2</mn>
                  </msup>
                </mfrac>
              </mstyle>
            </mrow>
          </msqrt>
        </mfrac>
      </mrow>
      <mi>;</mi>
      <mspace width="4em"/>
      <mrow>
        <mi>y</mi>
        <mo stretchy="false">=</mo>
        <mi>y</mi>
      </mrow>
      <mi>'</mi>
      <mi>;</mi>
      <mspace width="4em"/>
      <mrow>
        <mi>z</mi>
        <mo stretchy="false">=</mo>
        <mi>z</mi>
      </mrow>
      <mi>'</mi>
      <mi>;</mi>
      <mspace width="4em"/>
      <mrow>
        <mi>t</mi>
        <mo stretchy="false">=</mo>
        <mfrac>
          <mrow>
            <mi>t</mi>
            <mrow>
              <mi>'</mi>
              <mo stretchy="false">+</mo>
              <mfrac>
                <mrow>
                  <mi>x</mi>
                  <mi>'</mi>
                  <mi>v</mi>
                </mrow>
                <msup>
                  <mi>c</mi>
                  <mn>2</mn>
                </msup>
              </mfrac>
            </mrow>
          </mrow>
          <msqrt>
            <mrow>
              <mstyle mathsize="8pt">
                <mn>1</mn>
              </mstyle>
              <mo stretchy="false">−</mo>
              <mstyle mathsize="7pt">
                <mfrac>
                  <msup>
                    <mi>v</mi>
                    <mn>2</mn>
                  </msup>
                  <msup>
                    <mi>c</mi>
                    <mn>2</mn>
                  </msup>
                </mfrac>
              </mstyle>
            </mrow>
          </msqrt>
        </mfrac>
      </mrow>
    </mrow>
    <annotation encoding="StarMath 5.0">x = { x' + vt' }over sqrt { size 8 1 - size 7 {v^2 over c^2} } ;~~
y=y' ;~~
z=z' ;~~
t = {t' + { x' v} over c^2}over sqrt { size 8 1 - size 7 {v^2 over c^2} }</annotation>
  </semantics>
</math>
</file>

<file path=Object 5/content.xml><?xml version="1.0" encoding="utf-8"?>
<math xmlns="http://www.w3.org/1998/Math/MathML" display="block">
  <semantics>
    <mrow>
      <mi>u</mi>
      <mo stretchy="false">=</mo>
      <mfrac>
        <mrow>
          <mi>u</mi>
          <mrow>
            <mi>'</mi>
            <mo stretchy="false">+</mo>
            <mi>v</mi>
          </mrow>
        </mrow>
        <mrow>
          <mn>1</mn>
          <mo stretchy="false">+</mo>
          <mstyle mathsize="9pt">
            <mfrac>
              <mrow>
                <mi>u</mi>
                <mi>'</mi>
                <mi>v</mi>
              </mrow>
              <msup>
                <mi>c</mi>
                <mn>2</mn>
              </msup>
            </mfrac>
          </mstyle>
        </mrow>
      </mfrac>
    </mrow>
    <annotation encoding="StarMath 5.0">u = { u' + v } over  { 1 + size 9{{u' v}over c^2 }}</annotation>
  </semantics>
</math>
</file>

<file path=Object 6/content.xml><?xml version="1.0" encoding="utf-8"?>
<math xmlns="http://www.w3.org/1998/Math/MathML" display="block">
  <semantics>
    <mrow>
      <mi>E</mi>
      <mo stretchy="false">=</mo>
      <mfrac>
        <mrow>
          <msub>
            <mi>m</mi>
            <mn>0</mn>
          </msub>
          <msup>
            <mi>c</mi>
            <mn>2</mn>
          </msup>
        </mrow>
        <msqrt>
          <mrow>
            <mn>1</mn>
            <mo stretchy="false">−</mo>
            <mstyle mathsize="8pt">
              <mfrac>
                <msup>
                  <mi>v</mi>
                  <mn>2</mn>
                </msup>
                <msup>
                  <mi>c</mi>
                  <mn>2</mn>
                </msup>
              </mfrac>
            </mstyle>
          </mrow>
        </msqrt>
      </mfrac>
    </mrow>
    <annotation encoding="StarMath 5.0">E = {m_0 c^2}over sqrt { 1 - size 8{{v^2}over c^2} }</annotation>
  </semantics>
</math>
</file>

<file path=Object 7/content.xml><?xml version="1.0" encoding="utf-8"?>
<math xmlns="http://www.w3.org/1998/Math/MathML" display="block">
  <semantics>
    <mrow>
      <mi>h</mi>
      <mrow>
        <mi>ν</mi>
        <mo stretchy="false">=</mo>
        <mrow>
          <msub>
            <mi>A</mi>
            <mi mathvariant="italic">вых</mi>
          </msub>
          <mo stretchy="false">+</mo>
          <mstyle mathsize="8pt">
            <mfrac>
              <mrow>
                <msub>
                  <mi>m</mi>
                  <mi>e</mi>
                </msub>
                <msup>
                  <mi>v</mi>
                  <mn>2</mn>
                </msup>
              </mrow>
              <mn>2</mn>
            </mfrac>
          </mstyle>
        </mrow>
      </mrow>
    </mrow>
    <annotation encoding="StarMath 5.0">h%nu = A_вых + size 8{{ m_e v^2  }over{ 2 }}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i>h</mi>
      </mrow>
      <mi>λ</mi>
    </mrow>
    <annotation encoding="StarMath 5.0">E = h%lambda</annotation>
  </semantics>
</math>
</file>

<file path=Object 9/content.xml><?xml version="1.0" encoding="utf-8"?>
<math xmlns="http://www.w3.org/1998/Math/MathML" display="block">
  <semantics>
    <mrow>
      <msub>
        <mi>ν</mi>
        <mi mathvariant="italic">min</mi>
      </msub>
      <mo stretchy="false">=</mo>
      <mstyle mathsize="7pt">
        <mfrac>
          <msub>
            <mi>A</mi>
            <mi mathvariant="italic">вых</mi>
          </msub>
          <mi>h</mi>
        </mfrac>
      </mstyle>
    </mrow>
    <annotation encoding="StarMath 5.0">%nu_min = size 7{A_вых over h}</annotation>
  </semantics>
</math>
</file>